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236cm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style:writing-mode="page"/>
    </style:style>
    <style:style style:name="Table19.3" style:family="table-row">
      <style:table-row-properties style:min-row-height="0.236cm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8.5cm" style:rel-column-width="32767*"/>
    </style:style>
    <style:style style:name="Table31.B" style:family="table-column">
      <style:table-column-properties style:column-width="8.5cm" style:rel-column-width="32768*"/>
    </style:style>
    <style:style style:name="Table31.A1" style:family="table-cell">
      <style:table-cell-properties style:writing-mode="page"/>
    </style:style>
    <style:style style:name="Table31.3" style:family="table-row">
      <style:table-row-properties style:min-row-height="0.236cm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8.5cm" style:rel-column-width="32767*"/>
    </style:style>
    <style:style style:name="Table32.B" style:family="table-column">
      <style:table-column-properties style:column-width="8.5cm" style:rel-column-width="32768*"/>
    </style:style>
    <style:style style:name="Table32.A1" style:family="table-cell">
      <style:table-cell-properties style:writing-mode="page"/>
    </style:style>
    <style:style style:name="Table32.3" style:family="table-row">
      <style:table-row-properties style:min-row-height="0.236cm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8.5cm" style:rel-column-width="32767*"/>
    </style:style>
    <style:style style:name="Table33.B" style:family="table-column">
      <style:table-column-properties style:column-width="8.5cm" style:rel-column-width="32768*"/>
    </style:style>
    <style:style style:name="Table33.A1" style:family="table-cell">
      <style:table-cell-properties style:writing-mode="page"/>
    </style:style>
    <style:style style:name="Table33.3" style:family="table-row">
      <style:table-row-properties style:min-row-height="0.236cm"/>
    </style:style>
    <style:style style:name="P1" style:family="paragraph" style:parent-style-name="Standard">
      <style:text-properties style:font-name="Calibri" fo:font-size="18pt" fo:language="it" fo:country="IT" fo:font-weight="bold" officeooo:paragraph-rsid="001c7c1a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language="it" fo:country="IT" officeooo:paragraph-rsid="001c7c1a"/>
    </style:style>
    <style:style style:name="P3" style:family="paragraph" style:parent-style-name="Standard">
      <style:text-properties style:font-name="Calibri" fo:font-size="16pt" fo:language="it" fo:country="IT" fo:font-weight="bold" officeooo:paragraph-rsid="001c7c1a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fo:language="it" fo:country="IT" officeooo:rsid="002bd0ff" officeooo:paragraph-rsid="002bd0ff"/>
    </style:style>
    <style:style style:name="P5" style:family="paragraph" style:parent-style-name="Standard" style:list-style-name="L2">
      <style:text-properties style:font-name="Calibri" fo:font-size="12pt" fo:language="it" fo:country="IT" fo:font-weight="normal" officeooo:rsid="002bd0ff" officeooo:paragraph-rsid="002bd0ff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2pt" fo:language="it" fo:country="IT" fo:font-weight="normal" officeooo:rsid="002036d8" officeooo:paragraph-rsid="001c7c1a" style:font-size-asian="12pt" style:font-weight-asian="normal" style:font-size-complex="12pt" style:font-weight-complex="normal"/>
    </style:style>
    <style:style style:name="P7" style:family="paragraph" style:parent-style-name="Standard">
      <style:text-properties fo:language="it" fo:country="IT" officeooo:paragraph-rsid="001c7c1a"/>
    </style:style>
    <style:style style:name="P8" style:family="paragraph" style:parent-style-name="Standard">
      <style:text-properties fo:language="it" fo:country="IT" fo:font-weight="bold" officeooo:paragraph-rsid="001c7c1a" style:font-weight-asian="bold" style:font-weight-complex="bold"/>
    </style:style>
    <style:style style:name="P9" style:family="paragraph" style:parent-style-name="Standard">
      <style:text-properties style:font-name="Calibri" fo:font-size="12pt" fo:language="it" fo:country="IT" fo:font-weight="normal" officeooo:rsid="0020bdca" officeooo:paragraph-rsid="001c7c1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bd0ff" officeooo:paragraph-rsid="002bd0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c7c1a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fo:font-weight="bold" officeooo:rsid="002bd0ff" officeooo:paragraph-rsid="002bd0ff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fo:font-weight="bold" officeooo:rsid="0028128f" officeooo:paragraph-rsid="0028128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0bdca" officeooo:paragraph-rsid="001c7c1a" style:font-size-asian="12pt" style:font-size-complex="12pt"/>
    </style:style>
    <style:style style:name="P1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bd0ff" officeooo:paragraph-rsid="002bd0ff" style:font-size-asian="12pt" style:font-size-complex="12pt"/>
    </style:style>
    <style:style style:name="P16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c7c1a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language="it" fo:country="IT" fo:font-weight="bold" officeooo:paragraph-rsid="00262e19" style:font-weight-asian="bold" style:font-weight-complex="bold"/>
    </style:style>
    <style:style style:name="P18" style:family="paragraph" style:parent-style-name="Standard">
      <style:text-properties style:font-name="Calibri" fo:font-size="12pt" fo:language="it" fo:country="IT" fo:font-weight="normal" officeooo:rsid="0020bdca" officeooo:paragraph-rsid="00262e1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d0bf0" officeooo:paragraph-rsid="002d0bf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262e19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fo:font-weight="bold" officeooo:rsid="002d0bf0" officeooo:paragraph-rsid="002d0bf0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0bdca" officeooo:paragraph-rsid="00262e19" style:font-size-asian="12pt" style:font-size-complex="12pt"/>
    </style:style>
    <style:style style:name="P2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8128f" officeooo:paragraph-rsid="0028128f" style:font-size-asian="12pt" style:font-size-complex="12pt"/>
    </style:style>
    <style:style style:name="P24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262e1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language="it" fo:country="IT" fo:font-weight="bold" officeooo:paragraph-rsid="001e890b" style:font-weight-asian="bold" style:font-weight-complex="bold"/>
    </style:style>
    <style:style style:name="P26" style:family="paragraph" style:parent-style-name="Standard">
      <style:text-properties style:font-name="Calibri" fo:font-size="12pt" fo:language="it" fo:country="IT" fo:font-weight="normal" officeooo:rsid="0020bdca" officeooo:paragraph-rsid="001e890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e890b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language="it" fo:country="IT" officeooo:rsid="0020bdca" officeooo:paragraph-rsid="001e890b" style:font-size-asian="12pt" style:font-size-complex="12pt"/>
    </style:style>
    <style:style style:name="P29" style:family="paragraph" style:parent-style-name="Standard">
      <style:paragraph-properties fo:margin-left="1.251cm" fo:text-indent="0cm" style:auto-text-indent="false"/>
      <style:text-properties style:font-name="Calibri" fo:font-size="12pt" fo:language="it" fo:country="IT" fo:font-weight="normal" officeooo:rsid="0020bdca" officeooo:paragraph-rsid="001e890b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officeooo:rsid="0020bdca" style:font-size-asian="12pt" style:font-size-complex="12pt"/>
    </style:style>
    <style:style style:name="T4" style:family="text">
      <style:text-properties style:font-name="Calibri" fo:font-size="12pt" fo:font-style="italic" officeooo:rsid="002bd0ff" style:font-size-asian="12pt" style:font-style-asian="italic" style:font-size-complex="12pt" style:font-style-complex="italic"/>
    </style:style>
    <style:style style:name="T5" style:family="text">
      <style:text-properties style:font-name="Calibri" fo:font-size="12pt" officeooo:rsid="002bd0ff" style:font-size-asian="12pt" style:font-size-complex="12pt"/>
    </style:style>
    <style:style style:name="T6" style:family="text">
      <style:text-properties officeooo:rsid="002bd0ff"/>
    </style:style>
    <style:style style:name="T7" style:family="text">
      <style:text-properties fo:font-style="italic" officeooo:rsid="002bd0ff" style:font-style-asian="italic" style:font-style-complex="italic"/>
    </style:style>
    <style:style style:name="T8" style:family="text">
      <style:text-properties officeooo:rsid="001e890b"/>
    </style:style>
    <style:style style:name="T9" style:family="text">
      <style:text-properties officeooo:rsid="002d0bf0"/>
    </style:style>
    <style:style style:name="T10" style:family="text">
      <style:text-properties fo:font-style="italic" officeooo:rsid="002d0bf0" style:font-style-asian="italic" style:font-style-complex="italic"/>
    </style:style>
    <style:style style:name="T11" style:family="text">
      <style:text-properties style:font-name="Calibri" fo:font-size="12pt" fo:font-style="italic" officeooo:rsid="002d0bf0" style:font-size-asian="12pt" style:font-style-asian="italic" style:font-size-complex="12pt" style:font-style-complex="italic"/>
    </style:style>
    <style:style style:name="T12" style:family="text">
      <style:text-properties style:font-name="Calibri" fo:font-size="12pt" officeooo:rsid="002d0bf0" style:font-size-asian="12pt" style:font-size-complex="12pt"/>
    </style:style>
    <style:style style:name="T13" style:family="text">
      <style:text-properties officeooo:rsid="0028128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Centro: Nome, ID (PK)</text:p>
        </text:list-item>
        <text:list-item>
          <text:p text:style-name="P4">Risorsa: Nome, Utilizzabile, ID (PK)</text:p>
        </text:list-item>
        <text:list-item>
          <text:p text:style-name="P4">Categoria: Nome, ID (PK)</text:p>
        </text:list-item>
        <text:list-item>
          <text:p text:style-name="P4">TipoMultimediale: Nome, ID (PK)</text:p>
        </text:list-item>
        <text:list-item>
          <text:p text:style-name="P4">Prestito: DataInizio, DataFine, ID (PK)</text:p>
        </text:list-item>
        <text:list-item>
          <text:p text:style-name="P4">Utente: Nome, Cognome, Data, Username, Password, ID (PK)</text:p>
        </text:list-item>
      </text:list>
      <text:p text:style-name="P2"/>
      <text:p text:style-name="P2"><text:span text:style-name="T1">Associazioni indivuate:</text:span></text:p>
      <text:list text:style-name="L2">
        <text:list-item>
          <text:p text:style-name="P5">Centro-Risorsa: Contenere</text:p>
        </text:list-item>
        <text:list-item>
          <text:p text:style-name="P5">TipoMultimediale-Categoria: Appartenere</text:p>
        </text:list-item>
        <text:list-item>
          <text:p text:style-name="P5">Categoria-Risorsa: Appartenere</text:p>
        </text:list-item>
        <text:list-item>
          <text:p text:style-name="P5">Risorsa-Prestito: Coinvolgere</text:p>
        </text:list-item>
        <text:list-item>
          <text:p text:style-name="P5">Utente-Prestito: Coinvolgere</text:p>
        </text:list-item>
      </text:list>
      <text:p text:style-name="P6"/>
      <text:p text:style-name="P7"><text:span text:style-name="T2"/></text:p>
      <text:p text:style-name="P8"><text:span text:style-name="T3">Associazione </text:span><text:span text:style-name="T4">Contenere</text:span><text:span text:style-name="T3"> tra </text:span><text:span text:style-name="T5">Centro-Risorsa</text:span><text:span text:style-name="T3">:</text:span></text:p>
      <text:p text:style-name="P9"/>
      <text:p text:style-name="P10">Un centro può contenere uno o più Risorse.</text:p>
      <text:p text:style-name="P10">Una Risorsa deve essere contenuta in un Centro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entro</text:p>
          </table:table-cell>
          <table:table-cell table:style-name="Table1.A1" office:value-type="string">
            <text:p text:style-name="P13">R<text:span text:style-name="T6">isorsa</text:span></text:p>
          </table:table-cell>
        </table:table-row>
        <table:table-row>
          <table:table-cell table:style-name="Table1.A1" office:value-type="string">
            <text:p text:style-name="P14">1 </text:p>
          </table:table-cell>
          <table:table-cell table:style-name="Table1.A1" office:value-type="string">
            <text:p text:style-name="P15">0..N</text:p>
          </table:table-cell>
        </table:table-row>
        <table:table-row table:style-name="Table1.3">
          <table:table-cell table:style-name="Table1.A1" office:value-type="string">
            <text:p text:style-name="P15">1..1</text:p>
          </table:table-cell>
          <table:table-cell table:style-name="Table1.A1" office:value-type="string">
            <text:p text:style-name="P14">1</text:p>
          </table:table-cell>
        </table:table-row>
        <table:table-row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N</text:p>
          </table:table-cell>
        </table:table-row>
      </table:table>
      <text:p text:style-name="P11"/>
      <text:p text:style-name="P16">L’associazione <text:span text:style-name="T7">Contenere</text:span> tra <text:span text:style-name="T6">Centro-Risorsa</text:span><text:span text:style-name="T8"> </text:span>è di tipo 1:N.</text:p>
      <text:p text:style-name="P16"/>
      <text:p text:style-name="P17"><text:span text:style-name="T3">Associazione </text:span><text:span text:style-name="T4">Appartenere</text:span><text:span text:style-name="T3"> tra </text:span><text:span text:style-name="T5">TipoMultimediale-Categoria</text:span><text:span text:style-name="T3">:</text:span></text:p>
      <text:p text:style-name="P18"/>
      <text:p text:style-name="P10">Ad un TipoMultimediale <text:span text:style-name="T9">possono appartenere una o più Categorie.</text:span></text:p>
      <text:p text:style-name="P19">Una Categoria deve appartenere ad un TipoMultimediale.</text:p>
      <text:p text:style-name="P20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1">TipoMultimediale</text:p>
          </table:table-cell>
          <table:table-cell table:style-name="Table19.A1" office:value-type="string">
            <text:p text:style-name="P21">Categoria</text:p>
          </table:table-cell>
        </table:table-row>
        <table:table-row>
          <table:table-cell table:style-name="Table19.A1" office:value-type="string">
            <text:p text:style-name="P22">1 </text:p>
          </table:table-cell>
          <table:table-cell table:style-name="Table19.A1" office:value-type="string">
            <text:p text:style-name="P23">0..N</text:p>
          </table:table-cell>
        </table:table-row>
        <table:table-row table:style-name="Table19.3">
          <table:table-cell table:style-name="Table19.A1" office:value-type="string">
            <text:p text:style-name="P23">1..1</text:p>
          </table:table-cell>
          <table:table-cell table:style-name="Table19.A1" office:value-type="string">
            <text:p text:style-name="P22">1</text:p>
          </table:table-cell>
        </table:table-row>
        <table:table-row>
          <table:table-cell table:style-name="Table19.A1" office:value-type="string">
            <text:p text:style-name="P23">1</text:p>
          </table:table-cell>
          <table:table-cell table:style-name="Table19.A1" office:value-type="string">
            <text:p text:style-name="P23">N</text:p>
          </table:table-cell>
        </table:table-row>
      </table:table>
      <text:p text:style-name="P20"/>
      <text:p text:style-name="P24">L’associazione <text:span text:style-name="T10">Appartenere</text:span> tra <text:span text:style-name="T9">TipoMultimediale-Categoria</text:span><text:span text:style-name="T8"> </text:span>è di tipo 1:N.</text:p>
      <text:p text:style-name="P16"/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oft-page-break/><text:span text:style-name="T3">Associazione </text:span><text:span text:style-name="T11">Appartenere</text:span><text:span text:style-name="T3"> tra </text:span><text:span text:style-name="T12">Categoria-Risorsa</text:span><text:span text:style-name="T3">:</text:span></text:p>
      <text:p text:style-name="P26"/>
      <text:p text:style-name="P19">Ad una Categoria possono appartenere una o più Risorse.</text:p>
      <text:p text:style-name="P19">Una Risorsa deve appartenere ad una Categoria.</text:p>
      <text:p text:style-name="P27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1">Categoria</text:p>
          </table:table-cell>
          <table:table-cell table:style-name="Table31.A1" office:value-type="string">
            <text:p text:style-name="P21">Risorsa</text:p>
          </table:table-cell>
        </table:table-row>
        <table:table-row>
          <table:table-cell table:style-name="Table31.A1" office:value-type="string">
            <text:p text:style-name="P28">1 </text:p>
          </table:table-cell>
          <table:table-cell table:style-name="Table31.A1" office:value-type="string">
            <text:p text:style-name="P28"><text:span text:style-name="T13">0</text:span>..<text:span text:style-name="T13">N</text:span></text:p>
          </table:table-cell>
        </table:table-row>
        <table:table-row table:style-name="Table31.3">
          <table:table-cell table:style-name="Table31.A1" office:value-type="string">
            <text:p text:style-name="P23">1..1</text:p>
          </table:table-cell>
          <table:table-cell table:style-name="Table31.A1" office:value-type="string">
            <text:p text:style-name="P28">1</text:p>
          </table:table-cell>
        </table:table-row>
        <table:table-row>
          <table:table-cell table:style-name="Table31.A1" office:value-type="string">
            <text:p text:style-name="P23">1</text:p>
          </table:table-cell>
          <table:table-cell table:style-name="Table31.A1" office:value-type="string">
            <text:p text:style-name="P23">N</text:p>
          </table:table-cell>
        </table:table-row>
      </table:table>
      <text:p text:style-name="P27"/>
      <text:p text:style-name="P29">L’associazione <text:span text:style-name="T10">Appartenere</text:span> tra <text:span text:style-name="T9">Categoria-Risorsa</text:span><text:span text:style-name="T8"> </text:span>è di tipo 1:N.</text:p>
      <text:p text:style-name="P29"/>
      <text:p text:style-name="P29"/>
      <text:p text:style-name="P25"><text:span text:style-name="T3">Associazione </text:span><text:span text:style-name="T11">Coinvolgere</text:span><text:span text:style-name="T3"> tra </text:span><text:span text:style-name="T12">Risorsa-Prestito</text:span><text:span text:style-name="T3">:</text:span></text:p>
      <text:p text:style-name="P19">Una Risorsa può essere coinvolta in uno o più Prestiti.</text:p>
      <text:p text:style-name="P19">Un Prestisto deve coinvolgere una Risorsa.</text:p>
      <text:p text:style-name="P27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21">Risorsa</text:p>
          </table:table-cell>
          <table:table-cell table:style-name="Table32.A1" office:value-type="string">
            <text:p text:style-name="P21">Prestito</text:p>
          </table:table-cell>
        </table:table-row>
        <table:table-row>
          <table:table-cell table:style-name="Table32.A1" office:value-type="string">
            <text:p text:style-name="P28">1 </text:p>
          </table:table-cell>
          <table:table-cell table:style-name="Table32.A1" office:value-type="string">
            <text:p text:style-name="P23">0..N</text:p>
          </table:table-cell>
        </table:table-row>
        <table:table-row table:style-name="Table32.3">
          <table:table-cell table:style-name="Table32.A1" office:value-type="string">
            <text:p text:style-name="P23">1..1</text:p>
          </table:table-cell>
          <table:table-cell table:style-name="Table32.A1" office:value-type="string">
            <text:p text:style-name="P28">1</text:p>
          </table:table-cell>
        </table:table-row>
        <table:table-row>
          <table:table-cell table:style-name="Table32.A1" office:value-type="string">
            <text:p text:style-name="P23">1</text:p>
          </table:table-cell>
          <table:table-cell table:style-name="Table32.A1" office:value-type="string">
            <text:p text:style-name="P23">N</text:p>
          </table:table-cell>
        </table:table-row>
      </table:table>
      <text:p text:style-name="P27"/>
      <text:p text:style-name="P29">L’associazione <text:span text:style-name="T10">Coinvolgere</text:span> tra <text:span text:style-name="T9">Risorsa-Prestito</text:span><text:span text:style-name="T8"> </text:span>è di tipo 1:N.</text:p>
      <text:p text:style-name="P29"/>
      <text:p text:style-name="P25"><text:span text:style-name="T3">Associazione </text:span><text:span text:style-name="T11">Coinvolgere</text:span><text:span text:style-name="T3"> tra </text:span><text:span text:style-name="T12">Utente-Prestito</text:span><text:span text:style-name="T3">:</text:span></text:p>
      <text:p text:style-name="P26"/>
      <text:p text:style-name="P19">Un Utente può essere coinvolto in uno o più Prestiti.</text:p>
      <text:p text:style-name="P19">Un Prestisto deve coinvolgere un Utente.</text:p>
      <text:p text:style-name="P27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1">Utente</text:p>
          </table:table-cell>
          <table:table-cell table:style-name="Table33.A1" office:value-type="string">
            <text:p text:style-name="P21">Prestito</text:p>
          </table:table-cell>
        </table:table-row>
        <table:table-row>
          <table:table-cell table:style-name="Table33.A1" office:value-type="string">
            <text:p text:style-name="P28">1 </text:p>
          </table:table-cell>
          <table:table-cell table:style-name="Table33.A1" office:value-type="string">
            <text:p text:style-name="P23">0..N</text:p>
          </table:table-cell>
        </table:table-row>
        <table:table-row table:style-name="Table33.3">
          <table:table-cell table:style-name="Table33.A1" office:value-type="string">
            <text:p text:style-name="P23">1..1</text:p>
          </table:table-cell>
          <table:table-cell table:style-name="Table33.A1" office:value-type="string">
            <text:p text:style-name="P28">1</text:p>
          </table:table-cell>
        </table:table-row>
        <table:table-row>
          <table:table-cell table:style-name="Table33.A1" office:value-type="string">
            <text:p text:style-name="P23">1</text:p>
          </table:table-cell>
          <table:table-cell table:style-name="Table33.A1" office:value-type="string">
            <text:p text:style-name="P23">N</text:p>
          </table:table-cell>
        </table:table-row>
      </table:table>
      <text:p text:style-name="P27"/>
      <text:p text:style-name="P29">L’associazione <text:span text:style-name="T10">Coinvolgere</text:span> tra <text:span text:style-name="T9">Utente-Prestito</text:span><text:span text:style-name="T8"> </text:span>è di tipo 1: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5:51:26.354855523</meta:creation-date>
    <dc:date>2025-06-11T17:10:50.748979184</dc:date>
    <meta:editing-duration>PT51M13S</meta:editing-duration>
    <meta:editing-cycles>5</meta:editing-cycles>
    <meta:generator>LibreOffice/24.8.4.2$Linux_X86_64 LibreOffice_project/bb3cfa12c7b1bf994ecc5649a80400d06cd71002</meta:generator>
    <meta:document-statistic meta:table-count="5" meta:image-count="0" meta:object-count="0" meta:page-count="2" meta:paragraph-count="74" meta:word-count="237" meta:character-count="1643" meta:non-whitespace-character-count="1486"/>
  </office:meta>
</office:document-meta>
</file>